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 (EEZ-GUI)</text:h>
                    <text:list>
                        <text:list-item>
                            <text:h text:style-name="Heading_20_2" text:outline-level="2">Description</text:h>
                        </text:list-item>
                    </text:list>
                </text:list-item>
            </text:list>

            <text:p text:style-name="Standard"><text:span text:style-name="backtick">Checkbox</text:span> Widget is used when we want a turn ON or turn OFF option.</text:p>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Switch (EEZ-GUI)8" text:continue-numbering="true" text:continue-list="list_Switch (EEZ-GUI)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EEZ-GUI)9" text:continue-numbering="true" text:continue-list="list_Switch (EEZ-GUI)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EEZ-GUI)10" text:continue-numbering="true" text:continue-list="list_Switch (EEZ-GUI)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EEZ-GUI)11" text:continue-numbering="true" text:continue-list="list_Switch (EEZ-GUI)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EEZ-GUI)12" text:continue-numbering="true" text:continue-list="list_Switch (EEZ-GUI)11"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witch (EEZ-GUI)13" text:continue-numbering="true" text:continue-list="list_Switch (EEZ-GUI)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EEZ-GUI)14" text:continue-numbering="true" text:continue-list="list_Switch (EEZ-GUI)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7" text:continue-numbering="true" text:continue-list="list_Switch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EEZ-GUI)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9" text:continue-numbering="true" text:continue-list="list_Switch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EEZ-GUI)20" text:continue-numbering="true" text:continue-list="list_Switch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EEZ-GUI)21" text:continue-numbering="true" text:continue-list="list_Switch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